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030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office:value-type="string" calcext:value-type="string">
            <text:p>hsc030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i</text:p>
          </table:table-cell>
          <table:table-cell table:formula="of:=6895*[.C6]" office:value-type="float" office:value="206850" calcext:value-type="float">
            <text:p>20685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807" calcext:value-type="float">
            <text:p>78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" table:formula="of:=([.C10]-[.C7])*([.E6]-[.E5])/([.C8]-[.C7])+[.E5]" office:value-type="float" office:value="97349.5308208728" calcext:value-type="float">
            <text:p>973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" table:formula="of:=[.C10]-[.C7]" office:value-type="float" office:value="6169" calcext:value-type="float">
            <text:p>616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15.7804394263045" calcext:value-type="float">
            <text:p>15.7804394263045</text:p>
          </table:table-cell>
          <table:table-cell/>
          <table:table-cell table:formula="of:=[.C14]/1000" office:value-type="float" office:value="0.0157804394263045" calcext:value-type="float">
            <text:p>0.01578043942630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C14]" office:value-type="float" office:value="97349.5308208728" calcext:value-type="float">
            <text:p>97349.53082087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4.1573033707865" calcext:value-type="float">
            <text:p>24.1573033707865</text:p>
          </table:table-cell>
          <table:table-cell table:number-columns-repeated="3"/>
        </table:table-row>
      </table:table>
      <table:table table:name="100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office:value-type="string" calcext:value-type="string">
            <text:p>hsc100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si</text:p>
          </table:table-cell>
          <table:table-cell table:formula="of:=6895*[.C6]" office:value-type="float" office:value="689500" calcext:value-type="float">
            <text:p>6895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5" calcext:value-type="float">
            <text:p>147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" table:formula="of:=([.C10]-[.C7])*([.E6]-[.E5])/([.C8]-[.C7])+[.E5]" office:value-type="float" office:value="97109.7123674372" calcext:value-type="float">
            <text:p>97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" table:formula="of:=[.C10]-[.C7]"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52.6054779888609" calcext:value-type="float">
            <text:p>52.6054779888609</text:p>
          </table:table-cell>
          <table:table-cell/>
          <table:table-cell table:formula="of:=[.C14]/1000" office:value-type="float" office:value="0.0526054779888609" calcext:value-type="float">
            <text:p>0.05260547798886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C14]" office:value-type="float" office:value="97109.7123674372" calcext:value-type="float">
            <text:p>97109.712367437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7.6746458231558" calcext:value-type="float">
            <text:p>27.67464582315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Unifon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21:25:15.984102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09:22:20.311547406</meta:creation-date>
    <dc:date>2023-11-15T21:31:03.760566899</dc:date>
    <meta:editing-duration>PT4H41M29S</meta:editing-duration>
    <meta:editing-cycles>5</meta:editing-cycles>
    <meta:generator>LibreOffice/7.5.6.2$Linux_X86_64 LibreOffice_project/50$Build-2</meta:generator>
    <meta:document-statistic meta:table-count="2" meta:cell-count="70" meta:object-count="0"/>
  </office:meta>
</office:document-meta>
</file>